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CA8B217AEF163D7403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8.688cm" draw:z-index="0"><draw:image xlink:href="Pictures/100000000000078000000CA8B217AEF163D740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4T17:20:35.400000000</meta:creation-date>
    <dc:date>2025-09-24T17:20:54.040000000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5.2$Windows_X86_64 LibreOffice_project/64390860c6cd0aca4beafafcfd84613dd9dfb63a</meta:generator>
  </office:meta>
</office:document-meta>
</file>